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78cd" officeooo:paragraph-rsid="001378cd"/>
    </style:style>
    <style:style style:name="P2" style:family="paragraph" style:parent-style-name="Standard">
      <style:text-properties officeooo:rsid="001475a4" officeooo:paragraph-rsid="001475a4"/>
    </style:style>
    <style:style style:name="P3" style:family="paragraph" style:parent-style-name="Standard">
      <style:text-properties officeooo:rsid="001475a4" officeooo:paragraph-rsid="001475a4"/>
    </style:style>
    <style:style style:name="P4" style:family="paragraph" style:parent-style-name="Standard">
      <style:text-properties officeooo:rsid="0017b630" officeooo:paragraph-rsid="0017b630"/>
    </style:style>
    <style:style style:name="P5" style:family="paragraph" style:parent-style-name="Standard">
      <style:text-properties officeooo:rsid="0018605d" officeooo:paragraph-rsid="001860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utacao gráfica</text:p>
      <text:p text:style-name="P1"/>
      <text:p text:style-name="P1">FACE CULLING (OCULTACAO DE SUPERFICIES)</text:p>
      <text:p text:style-name="P1"/>
      <text:p text:style-name="P1">→Depende criticamente da orientacao dos vertices nas faces</text:p>
      <text:p text:style-name="P1">→ esta orientacao deve ser consistente em todas as faces: horaria ou anti-horaria</text:p>
      <text:p text:style-name="P1"/>
      <text:p text:style-name="P1">glEnable(---I...IGL_DEPTH_TEST I GL_CULL_FACG)/</text:p>
      <text:p text:style-name="P1">glCullFace(GL_BACK)/</text:p>
      <text:p text:style-name="P1">glFrontFace(GL_CW); //ou GL_CCW</text:p>
      <text:p text:style-name="P1"/>
      <text:p text:style-name="P1">Tarefa:</text:p>
      <text:p text:style-name="P1"/>
      <text:p text:style-name="P1">1- Implementar face culling no codigo cube2.c</text:p>
      <text:p text:style-name="P1">2- Traduzir seu codigo do trabalho para opengl, implementando tambem o face culling.</text:p>
      <text:p text:style-name="P1"/>
      <text:p text:style-name="P2">Compilar: </text:p>
      <text:p text:style-name="P2">gcc -o programa cube2.c -lglut -lGL -lGLU</text:p>
      <text:p text:style-name="P2"/>
      <text:p text:style-name="P4">Aula de Textura</text:p>
      <text:p text:style-name="P4">Open GL</text:p>
      <text:p text:style-name="P4">tipo Gluint textyure</text:p>
      <text:p text:style-name="P4">objetos tipo textura</text:p>
      <text:p text:style-name="P4">precisa ser populado com os dados da textura</text:p>
      <text:p text:style-name="P4">campos para gerar a textura</text:p>
      <text:p text:style-name="P4">glgentextures(1,etexture);</text:p>
      <text:p text:style-name="P4">gltexenut(GL_texture_env, gl_texture_env_mode, gl_modulate);</text:p>
      <text:p text:style-name="P4">glteximage20(GL_texturi_20, diferente, gl_rgb,&lt;largura&gt;…</text:p>
      <text:p text:style-name="P4"/>
      <text:p text:style-name="P4"/>
      <text:p text:style-name="P4">link:</text:p>
      <text:p text:style-name="P4"><text:a xlink:type="simple" xlink:href="http://www.if.ufrgs.br/~thielo/texture.c" text:style-name="Internet_20_link" text:visited-style-name="Visited_20_Internet_20_Link">www.if.ufrgs.br/~thielo/texture.c</text:a></text:p>
      <text:p text:style-name="P4"/>
      <text:p text:style-name="P4">TAREFA:</text:p>
      <text:p text:style-name="P4">utilize o código fornecido para adicionar textura às faces do cubo criado na tarefa anterior. Pesquisa e corrija as distorções de perspectiva e de cor na imagem resultante.</text:p>
      <text:p text:style-name="P4"/>
      <text:p text:style-name="P5">Comando para compilar:</text:p>
      <text:p text:style-name="P5">// gcc texture.c -o texture -lGL -lGLU -lglut -lm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9T20:58:13.029658765</meta:creation-date>
    <dc:date>2016-11-12T10:32:06.419941707</dc:date>
    <meta:editing-duration>PT25M42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1" meta:paragraph-count="27" meta:word-count="139" meta:character-count="1044" meta:non-whitespace-character-count="932"/>
  </office:meta>
</office:document-meta>
</file>